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size="18pt" fo:font-weight="bold" officeooo:rsid="0033c2ab" officeooo:paragraph-rsid="0033c2ab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✚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94652555" text:style-name="L1">
        <text:list-item>
          <text:p text:style-name="P3">NGHI THỨC THÁNH LỄ</text:p>
        </text:list-item>
        <text:list-item>
          <text:p text:style-name="P3">KINH NGUYỆN THÁNH THỂ II, III</text:p>
        </text:list-item>
        <text:list-item>
          <text:p text:style-name="P3">CÁC MẪU KINH TIỀN TỤNG</text:p>
        </text:list-item>
        <text:list-item>
          <text:p text:style-name="P3">THÁNH LỄ CHO TRẺ EM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2-06-11T09:55:01.008000000</dc:date>
    <meta:editing-duration>PT8H45M19S</meta:editing-duration>
    <meta:editing-cycles>3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24" meta:character-count="92" meta:non-whitespace-character-count="76"/>
  </office:meta>
</office:document-meta>
</file>